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b2c1" officeooo:paragraph-rsid="0000b2c1"/>
    </style:style>
    <style:style style:name="P2" style:family="paragraph" style:parent-style-name="Standard">
      <style:text-properties officeooo:rsid="0000b2c1" officeooo:paragraph-rsid="0000b2c1"/>
    </style:style>
    <style:style style:name="P3" style:family="paragraph" style:parent-style-name="Standard" style:list-style-name="L11">
      <style:text-properties officeooo:rsid="0000b2c1" officeooo:paragraph-rsid="0016cf5d"/>
    </style:style>
    <style:style style:name="P4" style:family="paragraph" style:parent-style-name="Standard" style:list-style-name="L11">
      <style:text-properties officeooo:rsid="0016cf5d" officeooo:paragraph-rsid="0016cf5d"/>
    </style:style>
    <style:style style:name="P5" style:family="paragraph" style:parent-style-name="Standard">
      <style:text-properties officeooo:rsid="0016cf5d" officeooo:paragraph-rsid="0016cf5d"/>
    </style:style>
    <style:style style:name="P6" style:family="paragraph" style:parent-style-name="Standard" style:list-style-name="L12">
      <style:text-properties officeooo:rsid="0016cf5d" officeooo:paragraph-rsid="0016cf5d"/>
    </style:style>
    <style:style style:name="P7" style:family="paragraph" style:parent-style-name="Standard" style:list-style-name="L13">
      <style:text-properties officeooo:rsid="0016cf5d" officeooo:paragraph-rsid="0016cf5d"/>
    </style:style>
    <style:style style:name="P8" style:family="paragraph" style:parent-style-name="Standard" style:list-style-name="L13">
      <style:text-properties officeooo:rsid="00189efb" officeooo:paragraph-rsid="00189efb"/>
    </style:style>
    <style:style style:name="P9" style:family="paragraph" style:parent-style-name="Standard" style:list-style-name="L13">
      <style:text-properties officeooo:rsid="00189efb" officeooo:paragraph-rsid="0018d531"/>
    </style:style>
    <style:style style:name="P10" style:family="paragraph" style:parent-style-name="Standard">
      <style:text-properties officeooo:rsid="00189efb" officeooo:paragraph-rsid="0018d531"/>
    </style:style>
    <style:style style:name="P11" style:family="paragraph" style:parent-style-name="Standard" style:list-style-name="L14">
      <style:text-properties officeooo:rsid="00189efb" officeooo:paragraph-rsid="0018d531"/>
    </style:style>
    <style:style style:name="P12" style:family="paragraph" style:parent-style-name="Standard" style:list-style-name="L14">
      <style:text-properties officeooo:rsid="0018d531" officeooo:paragraph-rsid="0018d531"/>
    </style:style>
    <style:style style:name="P13" style:family="paragraph" style:parent-style-name="Standard">
      <style:text-properties officeooo:rsid="0018d531" officeooo:paragraph-rsid="0018d531"/>
    </style:style>
    <style:style style:name="P14" style:family="paragraph" style:parent-style-name="Standard" style:list-style-name="L15">
      <style:text-properties officeooo:rsid="0018d531" officeooo:paragraph-rsid="0018d531"/>
    </style:style>
    <style:style style:name="P15" style:family="paragraph" style:parent-style-name="Standard" style:list-style-name="L16">
      <style:text-properties officeooo:rsid="0018d531" officeooo:paragraph-rsid="0019c0bd"/>
    </style:style>
    <style:style style:name="P16" style:family="paragraph" style:parent-style-name="Standard">
      <style:text-properties officeooo:rsid="0018d531" officeooo:paragraph-rsid="0019c0bd"/>
    </style:style>
    <style:style style:name="P17" style:family="paragraph" style:parent-style-name="Standard" style:list-style-name="L17">
      <style:text-properties officeooo:rsid="0018d531" officeooo:paragraph-rsid="0019c0bd"/>
    </style:style>
    <style:style style:name="P18" style:family="paragraph" style:parent-style-name="Standard" style:list-style-name="L18">
      <style:text-properties officeooo:rsid="0018d531" officeooo:paragraph-rsid="0019c0bd"/>
    </style:style>
    <style:style style:name="P19" style:family="paragraph" style:parent-style-name="Standard" style:list-style-name="L18">
      <style:text-properties officeooo:rsid="0018d531" officeooo:paragraph-rsid="001a4bc2"/>
    </style:style>
    <style:style style:name="P20" style:family="paragraph" style:parent-style-name="Standard" style:list-style-name="L18">
      <style:text-properties officeooo:rsid="001a4bc2" officeooo:paragraph-rsid="001a4bc2"/>
    </style:style>
    <style:style style:name="P21" style:family="paragraph" style:parent-style-name="Standard">
      <style:text-properties officeooo:rsid="001a4bc2" officeooo:paragraph-rsid="001a4bc2"/>
    </style:style>
    <style:style style:name="P22" style:family="paragraph" style:parent-style-name="Standard" style:list-style-name="L19">
      <style:text-properties officeooo:rsid="001a4bc2" officeooo:paragraph-rsid="001a4bc2"/>
    </style:style>
    <style:style style:name="T1" style:family="text">
      <style:text-properties officeooo:rsid="000d3051"/>
    </style:style>
    <style:style style:name="T2" style:family="text">
      <style:text-properties officeooo:rsid="00155b9d"/>
    </style:style>
    <style:style style:name="T3" style:family="text">
      <style:text-properties officeooo:rsid="0016cf5d"/>
    </style:style>
    <style:style style:name="T4" style:family="text">
      <style:text-properties officeooo:rsid="0017f902"/>
    </style:style>
    <style:style style:name="T5" style:family="text">
      <style:text-properties officeooo:rsid="00189efb"/>
    </style:style>
    <style:style style:name="T6" style:family="text">
      <style:text-properties officeooo:rsid="0018d531"/>
    </style:style>
    <style:style style:name="T7" style:family="text">
      <style:text-properties officeooo:rsid="0019c0bd"/>
    </style:style>
    <style:style style:name="T8" style:family="text">
      <style:text-properties officeooo:rsid="001a4bc2"/>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dule Five: Project Human Resource, Communications, and Stakeholder Management</text:p>
      <text:p text:style-name="P1">8/<text:span text:style-name="T1">2</text:span><text:span text:style-name="T2">5</text:span></text:p>
      <text:p text:style-name="P1"/>
      <text:p text:style-name="P1">Learning Objectives</text:p>
      <text:p text:style-name="P1"><text:tab/>1. Describe activities or actions implemented to manage stakeholder needs</text:p>
      <text:p text:style-name="P1"/>
      <text:p text:style-name="P1">Constraints and Limited Human Resources</text:p>
      <text:list xml:id="list3739607690" text:style-name="L11">
        <text:list-item>
          <text:p text:style-name="P3"><text:span text:style-name="T3">c</text:span>oncerned not only with identifying which human resources will be necessary</text:p>
        </text:list-item>
        <text:list-item>
          <text:p text:style-name="P3">but also pinpointing when and how long those resources will be required</text:p>
        </text:list-item>
        <text:list-item>
          <text:p text:style-name="P3">important for practitioners to ensure that appropriate personnel are involved when and where they are needed, but not tied up unnecessarily if their services are not immediately required</text:p>
        </text:list-item>
        <text:list-item>
          <text:p text:style-name="P4">Resource Constraints</text:p>
          <text:list>
            <text:list-item>
              <text:p text:style-name="P4">Resource Calendars</text:p>
              <text:list>
                <text:list-item>
                  <text:p text:style-name="P4">very specific time frames and quantities of resources needed</text:p>
                </text:list-item>
                <text:list-item>
                  <text:p text:style-name="P4">by name, type, or department/function</text:p>
                </text:list-item>
                <text:list-item>
                  <text:p text:style-name="P4">show how much time each resource will be needed on the project and should aggregate this information for quick and easy understanding by interested parties</text:p>
                </text:list-item>
                <text:list-item>
                  <text:p text:style-name="P4">may include maximum allowances or other project limits</text:p>
                </text:list-item>
                <text:list-item>
                  <text:p text:style-name="P4">if available resources and project constraints are in conflict</text:p>
                  <text:list>
                    <text:list-item>
                      <text:p text:style-name="P4">may need to apply</text:p>
                      <text:list>
                        <text:list-item>
                          <text:p text:style-name="P4">resource leveling - adjusting the start and finish dates in the schedule to align with resource availability</text:p>
                        </text:list-item>
                        <text:list-item>
                          <text:p text:style-name="P4">resource smoothing - spreading project activities out among several resources so that work can be completed without exceeding predefined limits or a specific resource's capability or workload</text:p>
                        </text:list-item>
                      </text:list>
                    </text:list-item>
                  </text:list>
                </text:list-item>
              </text:list>
            </text:list-item>
            <text:list-item>
              <text:p text:style-name="P4">Resource Histograms</text:p>
              <text:list>
                <text:list-item>
                  <text:p text:style-name="P4">a bar chart that illustrates how many hours a person, group, or project team will be needed in order to complete the project work</text:p>
                </text:list-item>
                <text:list-item>
                  <text:p text:style-name="P4">often include a horizontal line that indicates the maximum availability of a resource</text:p>
                </text:list-item>
                <text:list-item>
                  <text:p text:style-name="P4">activity-specific chart</text:p>
                </text:list-item>
                <text:list-item>
                  <text:p text:style-name="P4">functional chart</text:p>
                </text:list-item>
                <text:list-item>
                  <text:p text:style-name="P4">if resource bar exceeds maximum availability there are two primary strategies</text:p>
                  <text:list>
                    <text:list-item>
                      <text:p text:style-name="P4">acquiring additional resources</text:p>
                    </text:list-item>
                    <text:list-item>
                      <text:p text:style-name="P4">rearranging the schedule so that the resources available fulfill the new requirements</text:p>
                    </text:list-item>
                  </text:list>
                </text:list-item>
              </text:list>
            </text:list-item>
          </text:list>
        </text:list-item>
      </text:list>
      <text:p text:style-name="P5"/>
      <text:p text:style-name="P5">Project Communications</text:p>
      <text:list xml:id="list2716831362" text:style-name="L12">
        <text:list-item>
          <text:p text:style-name="P6"><text:span text:style-name="T4">e</text:span>very time we discover a purpose for communicating, we make choices about how that message will be delivere<text:span text:style-name="T4">d</text:span></text:p>
        </text:list-item>
        <text:list-item>
          <text:p text:style-name="P6">A Basic Communications Model</text:p>
          <text:list>
            <text:list-item>
              <text:p text:style-name="P6">sender recognizes an occasion to communicate. He or she thinks about what needs to be said and the desired effect on the receiver</text:p>
            </text:list-item>
            <text:list-item>
              <text:p text:style-name="P6">sender encodes the message taking into account the following:</text:p>
              <text:list>
                <text:list-item>
                  <text:p text:style-name="P6">the message he or she needs to send.</text:p>
                </text:list-item>
                <text:list-item>
                  <text:p text:style-name="P6">the conventions and limitations of the medium he or she decides is best for the message.</text:p>
                </text:list-item>
                <text:list-item>
                  <text:p text:style-name="P6">how the receiver is likely to best understand the message</text:p>
                </text:list-item>
              </text:list>
            </text:list-item>
            <text:list-item>
              <text:p text:style-name="P6">encoding can very literally involve translating the message into the language understood by the receiver and using a medium that allows the team members to communicate while working in various time zones</text:p>
            </text:list-item>
            <text:list-item>
              <text:p text:style-name="P6">message is sent to the receiver</text:p>
            </text:list-item>
            <text:list-item>
              <text:p text:style-name="P6"><text:soft-page-break/>receiver will decode the message</text:p>
            </text:list-item>
            <text:list-item>
              <text:p text:style-name="P6"><text:span text:style-name="T4">r</text:span>eceiver provides feedback on the message by encoding his or her own response and transmitting it to the sender</text:p>
            </text:list-item>
            <text:list-item>
              <text:p text:style-name="P6">sender decodes the feedback response and the communication event is complete</text:p>
            </text:list-item>
            <text:list-item>
              <text:p text:style-name="P6"><text:span text:style-name="T4">a</text:span>nything that interferes with a message is called noise</text:p>
            </text:list-item>
          </text:list>
        </text:list-item>
      </text:list>
      <text:p text:style-name="P5"/>
      <text:p text:style-name="P5">Communications Planning</text:p>
      <text:list xml:id="list2913474051" text:style-name="L13">
        <text:list-item>
          <text:p text:style-name="P7">project management team <text:span text:style-name="T5">should </text:span>plan for communications procedures <text:span text:style-name="T5">at an</text:span> initial stage of the project</text:p>
        </text:list-item>
        <text:list-item>
          <text:p text:style-name="P7"><text:span text:style-name="T5">t</text:span>his allows the cost and effort to be determined early in the process and also to be factored into the budget and schedule baselines</text:p>
        </text:list-item>
        <text:list-item>
          <text:p text:style-name="P8">the plan describes who should be communicated with, who should do the communicating, what should be communicated, why it should be communicated (purpose), when it should be communicated (frequency, time frame), and how it should be communicated (language, format, method, technology)</text:p>
        </text:list-item>
        <text:list-item>
          <text:p text:style-name="P8">consider a number of factors:</text:p>
          <text:list>
            <text:list-item>
              <text:p text:style-name="P8">What is the organizational structure (e.g., functional/projectized/matrix/composite), and what is the nature of relationships among stakeholders?</text:p>
            </text:list-item>
            <text:list-item>
              <text:p text:style-name="P8">What is the culture of the organization and its prevailing communication styles?</text:p>
            </text:list-item>
            <text:list-item>
              <text:p text:style-name="P8">What is the available technology for communication (email, Web pages, blogs, videoconferencing, etc.)?</text:p>
            </text:list-item>
            <text:list-item>
              <text:p text:style-name="P8">Are there any resources for adding new technology?</text:p>
            </text:list-item>
            <text:list-item>
              <text:p text:style-name="P8">Is there a need for training on communication or related technology?</text:p>
            </text:list-item>
            <text:list-item>
              <text:p text:style-name="P8">What frequency of communication will work based on all of the previously mentioned factors as well as the project's duration and complexity?</text:p>
            </text:list-item>
          </text:list>
        </text:list-item>
        <text:list-item>
          <text:p text:style-name="P8">Consider these elements:</text:p>
          <text:list>
            <text:list-item>
              <text:p text:style-name="P8">Communication Expectations</text:p>
              <text:list>
                <text:list-item>
                  <text:p text:style-name="P8">including format, frequency, style of content, level of detail, person responsible for communication and intended recipients, and technologies</text:p>
                </text:list-item>
              </text:list>
            </text:list-item>
            <text:list-item>
              <text:p text:style-name="P8">Process for communication about project process</text:p>
              <text:list>
                <text:list-item>
                  <text:p text:style-name="P8">including project summary and review reports, status reports, and performance reports.</text:p>
                </text:list-item>
              </text:list>
            </text:list-item>
            <text:list-item>
              <text:p text:style-name="P8">Status meetings and their attendants</text:p>
              <text:list>
                <text:list-item>
                  <text:p text:style-name="P8">information such as time, frequency, location, and content</text:p>
                </text:list-item>
                <text:list-item>
                  <text:p text:style-name="P8">the face-to-face forum for project progress reporting and issue resolution</text:p>
                </text:list-item>
              </text:list>
            </text:list-item>
            <text:list-item>
              <text:p text:style-name="P8">Stakeholder communication requirements</text:p>
              <text:list>
                <text:list-item>
                  <text:p text:style-name="P8">highlight any differences here in how groups of stakeholders are expected to communicate throughout the project as in critical versus non-critical</text:p>
                </text:list-item>
                <text:list-item>
                  <text:p text:style-name="P8">addresses the preferred medium, style, and frequency for stakeholder feedback</text:p>
                </text:list-item>
              </text:list>
            </text:list-item>
            <text:list-item>
              <text:p text:style-name="P8">Process for escalation of issues that cannot be resolved</text:p>
              <text:list>
                <text:list-item>
                  <text:p text:style-name="P8">process and time frames for conflicts or just logistical issues in a project</text:p>
                </text:list-item>
              </text:list>
            </text:list-item>
            <text:list-item>
              <text:p text:style-name="P8">Process for communicating about project changes</text:p>
              <text:list>
                <text:list-item>
                  <text:p text:style-name="P8">project changes will occur and manager must lay out change control system</text:p>
                </text:list-item>
              </text:list>
            </text:list-item>
            <text:list-item>
              <text:p text:style-name="P8">Lessons learned process and documentation</text:p>
              <text:list>
                <text:list-item>
                  <text:p text:style-name="P8">how lessons learned are communicated and stored during the project and archived at the close of the project</text:p>
                </text:list-item>
              </text:list>
            </text:list-item>
            <text:list-item>
              <text:p text:style-name="P8">Glossary of project terminology</text:p>
              <text:list>
                <text:list-item>
                  <text:p text:style-name="P8">record any terms that he or she will want the team to be familiar with to smooth conversations</text:p>
                </text:list-item>
                <text:list-item>
                  <text:p text:style-name="P8"><text:soft-page-break/>might be an explanation of acronyms, technologies, aspects of processes and even management or project management terms</text:p>
                </text:list-item>
              </text:list>
            </text:list-item>
          </text:list>
        </text:list-item>
        <text:list-item>
          <text:p text:style-name="P8">Communications Pathways</text:p>
          <text:list>
            <text:list-item>
              <text:p text:style-name="P8">can increase dramatically with every stakeholder added</text:p>
            </text:list-item>
            <text:list-item>
              <text:p text:style-name="P8">care should be taken to ensure that communication that is not needed by specific stakeholders or project participants is not included in communications plans</text:p>
            </text:list-item>
            <text:list-item>
              <text:p text:style-name="P8">decreased pathways also diminish the effects of noise on the system</text:p>
            </text:list-item>
            <text:list-item>
              <text:p text:style-name="P8">structure informational flow so that it mimics organizational structure</text:p>
            </text:list-item>
            <text:list-item>
              <text:p text:style-name="P8">consider whether resources will need to be dedicated to external communication, keeping in mind that communications with other organizations or with the public are likely to require different formats and methods than internal communications</text:p>
            </text:list-item>
          </text:list>
        </text:list-item>
        <text:list-item>
          <text:p text:style-name="P8">Choices for Effective Communication</text:p>
          <text:list>
            <text:list-item>
              <text:p text:style-name="P8">Interactive communication</text:p>
              <text:list>
                <text:list-item>
                  <text:p text:style-name="P8">provides the best way to confirm that information is received</text:p>
                </text:list-item>
                <text:list-item>
                  <text:p text:style-name="P8">requires multi-directional communication—the sender and the receiver are both present and communicating at the same time</text:p>
                </text:list-item>
                <text:list-item>
                  <text:p text:style-name="P8">mutual feedback will ensure that both parties walk away from the conversation knowing that their messages were received.</text:p>
                </text:list-item>
              </text:list>
            </text:list-item>
            <text:list-item>
              <text:p text:style-name="P8">Push communication</text:p>
              <text:list>
                <text:list-item>
                  <text:p text:style-name="P9">provides an easy way for the project management team to ensure that information is sent to the appropriate parties</text:p>
                </text:list-item>
                <text:list-item>
                  <text:p text:style-name="P9">can include emails, voicemails, blogs, faxes, memos, reports, or any other type of communication that the project management team distributes without the guarantee of immediate feedback</text:p>
                </text:list-item>
                <text:list-item>
                  <text:p text:style-name="P9"><text:span text:style-name="T6">r</text:span>elies on the receiver of the messages to take the initiative of reading the message, so if a message is very important, interactive communication might be a better choice.</text:p>
                </text:list-item>
              </text:list>
            </text:list-item>
            <text:list-item>
              <text:p text:style-name="P9">Pull communicatio<text:span text:style-name="T6">n</text:span></text:p>
              <text:list>
                <text:list-item>
                  <text:p text:style-name="P9">allows the receivers of the message to pull down information on their own schedule</text:p>
                </text:list-item>
                <text:list-item>
                  <text:p text:style-name="P9">beneficial when there is a lot of information or many receivers because it would not be practical for the project management team to compile it all and push it to the receiver or initiate interactive communication</text:p>
                </text:list-item>
                <text:list-item>
                  <text:p text:style-name="P9">can happen through computer databases, intranets, or other repositories of information</text:p>
                </text:list-item>
                <text:list-item>
                  <text:p text:style-name="P9">allows information to be available to the receiver on demand, but it requires even more initiative on the part of the receiver</text:p>
                </text:list-item>
              </text:list>
            </text:list-item>
          </text:list>
        </text:list-item>
      </text:list>
      <text:p text:style-name="P10"/>
      <text:p text:style-name="P10">Negotiation</text:p>
      <text:list xml:id="list774953087" text:style-name="L14">
        <text:list-item>
          <text:p text:style-name="P11">you may be called upon to negotiate many parts of your project, including the project's scope, price, terms, and schedule</text:p>
        </text:list-item>
        <text:list-item>
          <text:p text:style-name="P11">brings two parties together to create a common agreement and expectations</text:p>
        </text:list-item>
        <text:list-item>
          <text:p text:style-name="P11">can cause friction between parties, as both sides work to forge a deal that protects their interests</text:p>
        </text:list-item>
        <text:list-item>
          <text:p text:style-name="P11">can be a difficult process</text:p>
          <text:list>
            <text:list-item>
              <text:p text:style-name="P11">parties must ensure that they hear and respect the opposing side's arguments but not lose sight of what is important for themselve<text:span text:style-name="T6">s</text:span></text:p>
            </text:list-item>
          </text:list>
        </text:list-item>
        <text:list-item>
          <text:p text:style-name="P11"><text:span text:style-name="T6">s</text:span>uccessful negotiations result in an agreement that both sides feel comfortable with and where neither party concedes completely to the opposing side</text:p>
          <text:list>
            <text:list-item>
              <text:p text:style-name="P11">"win-win" negotiation, or integrative negotiation</text:p>
            </text:list-item>
            <text:list-item>
              <text:p text:style-name="P11">emphasizes the development of mutually beneficial agreements based on the interests of the negotiating parties</text:p>
            </text:list-item>
          </text:list>
        </text:list-item>
        <text:list-item>
          <text:p text:style-name="P11">Integrative Negotiation</text:p>
          <text:list>
            <text:list-item>
              <text:p text:style-name="P11"><text:soft-page-break/>The parties act as joint problem solvers.</text:p>
            </text:list-item>
            <text:list-item>
              <text:p text:style-name="P11">The goal is to make a wise decision.</text:p>
            </text:list-item>
            <text:list-item>
              <text:p text:style-name="P11">The parties work together to determine who gets what.</text:p>
            </text:list-item>
            <text:list-item>
              <text:p text:style-name="P11">The focus is on interests, not positions.</text:p>
            </text:list-item>
            <text:list-item>
              <text:p text:style-name="P11">The parties are open about their interests and use fair principles.</text:p>
            </text:list-item>
            <text:list-item>
              <text:p text:style-name="P11">The parties insist on objective criteria and consider multiple answers.</text:p>
            </text:list-item>
            <text:list-item>
              <text:p text:style-name="P11">The groups use reason and yield to principle, not pressure.</text:p>
            </text:list-item>
            <text:list-item>
              <text:p text:style-name="P11">The parties look for win-win opportunities.</text:p>
            </text:list-item>
          </text:list>
        </text:list-item>
        <text:list-item>
          <text:p text:style-name="P11">Positional Negotiation</text:p>
          <text:list>
            <text:list-item>
              <text:p text:style-name="P11">The parties are adversarial.</text:p>
            </text:list-item>
            <text:list-item>
              <text:p text:style-name="P11">The goal is victory.</text:p>
            </text:list-item>
            <text:list-item>
              <text:p text:style-name="P11">Each party demands concessions from the other.</text:p>
            </text:list-item>
            <text:list-item>
              <text:p text:style-name="P11">The parties may focus on their respective positions.</text:p>
            </text:list-item>
            <text:list-item>
              <text:p text:style-name="P11">The parties are closed about their interests and may mislead and use tricks.</text:p>
            </text:list-item>
            <text:list-item>
              <text:p text:style-name="P11">Each party insists on its own position.</text:p>
            </text:list-item>
            <text:list-item>
              <text:p text:style-name="P11">The parties apply pressure to each other.</text:p>
            </text:list-item>
            <text:list-item>
              <text:p text:style-name="P11">The parties only want themselves to win.</text:p>
            </text:list-item>
          </text:list>
        </text:list-item>
        <text:list-item>
          <text:p text:style-name="P11">Conducting Negotiations</text:p>
          <text:list>
            <text:list-item>
              <text:p text:style-name="P11">Preparation</text:p>
              <text:list>
                <text:list-item>
                  <text:p text:style-name="P11">Establish the scope to be negotiated.</text:p>
                </text:list-item>
                <text:list-item>
                  <text:p text:style-name="P11">Determine what success looks like.</text:p>
                </text:list-item>
                <text:list-item>
                  <text:p text:style-name="P11">Ensure that the person you are negotiating with has the proper authority to negotiate.</text:p>
                </text:list-item>
                <text:list-item>
                  <text:p text:style-name="P11">Try to anticipate how the other party might react.</text:p>
                </text:list-item>
                <text:list-item>
                  <text:p text:style-name="P11">Brainstorm "what if" scenarios and develop creative solutions.</text:p>
                </text:list-item>
                <text:list-item>
                  <text:p text:style-name="P11">Rehearse discussions or role-play with a coworker to prepare for negotiations.</text:p>
                </text:list-item>
              </text:list>
            </text:list-item>
            <text:list-item>
              <text:p text:style-name="P11">Conducting Negotiations</text:p>
              <text:list>
                <text:list-item>
                  <text:p text:style-name="P11">Develop rapport with the other party before entering the negotiations in earnest.</text:p>
                </text:list-item>
                <text:list-item>
                  <text:p text:style-name="P11">Focus on the scope of the project and potential issues.</text:p>
                </text:list-item>
                <text:list-item>
                  <text:p text:style-name="P11">Establish your own credibility.</text:p>
                </text:list-item>
                <text:list-item>
                  <text:p text:style-name="P11">Listen to the other party.</text:p>
                </text:list-item>
                <text:list-item>
                  <text:p text:style-name="P11">Understand the other party's needs and concerns.</text:p>
                </text:list-item>
                <text:list-item>
                  <text:p text:style-name="P11">Keep a tally of concessions.</text:p>
                </text:list-item>
                <text:list-item>
                  <text:p text:style-name="P11">Seek reciprocal concessions.</text:p>
                </text:list-item>
                <text:list-item>
                  <text:p text:style-name="P11">Close negotiations successfully on a positive note.</text:p>
                </text:list-item>
              </text:list>
            </text:list-item>
          </text:list>
        </text:list-item>
        <text:list-item>
          <text:p text:style-name="P11">Negotiating Trade-offs</text:p>
          <text:list>
            <text:list-item>
              <text:p text:style-name="P12">Scope</text:p>
              <text:list>
                <text:list-item>
                  <text:p text:style-name="P12">Reduce the scope of the project?</text:p>
                </text:list-item>
                <text:list-item>
                  <text:p text:style-name="P12">Reduce the complexity of the project?</text:p>
                </text:list-item>
                <text:list-item>
                  <text:p text:style-name="P12">Deliver the product/service/output in stages?</text:p>
                </text:list-item>
              </text:list>
            </text:list-item>
            <text:list-item>
              <text:p text:style-name="P12">Time</text:p>
              <text:list>
                <text:list-item>
                  <text:p text:style-name="P12">Reduce the duration of specific project phases?</text:p>
                </text:list-item>
                <text:list-item>
                  <text:p text:style-name="P12">Modify the critical path of the project?</text:p>
                </text:list-item>
                <text:list-item>
                  <text:p text:style-name="P12">Employ other techniques to compress the schedule?</text:p>
                </text:list-item>
                <text:list-item>
                  <text:p text:style-name="P12">Extend the project deadline?</text:p>
                </text:list-item>
              </text:list>
            </text:list-item>
            <text:list-item>
              <text:p text:style-name="P12">Cost</text:p>
              <text:list>
                <text:list-item>
                  <text:p text:style-name="P12">Spend budget reserves?</text:p>
                </text:list-item>
                <text:list-item>
                  <text:p text:style-name="P12">Add to reserves?</text:p>
                </text:list-item>
                <text:list-item>
                  <text:p text:style-name="P12">Negotiate lower prices with suppliers/vendors?</text:p>
                </text:list-item>
                <text:list-item>
                  <text:p text:style-name="P12">Get approval to exceed project budget?</text:p>
                </text:list-item>
                <text:list-item>
                  <text:p text:style-name="P12"><text:soft-page-break/>Ask management to add to the project budget?</text:p>
                </text:list-item>
                <text:list-item>
                  <text:p text:style-name="P12">Capitalize the project expenses?</text:p>
                </text:list-item>
              </text:list>
            </text:list-item>
            <text:list-item>
              <text:p text:style-name="P12">Resources</text:p>
              <text:list>
                <text:list-item>
                  <text:p text:style-name="P12">Add staff?</text:p>
                </text:list-item>
                <text:list-item>
                  <text:p text:style-name="P12">Borrow staff or resources from within the organization?</text:p>
                </text:list-item>
                <text:list-item>
                  <text:p text:style-name="P12">Add needed skills/capabilities through training?</text:p>
                </text:list-item>
                <text:list-item>
                  <text:p text:style-name="P12">Outsource technical resources?</text:p>
                </text:list-item>
                <text:list-item>
                  <text:p text:style-name="P12">Rely more on contractors?</text:p>
                </text:list-item>
                <text:list-item>
                  <text:p text:style-name="P12">Rely more on end-users?</text:p>
                </text:list-item>
              </text:list>
            </text:list-item>
            <text:list-item>
              <text:p text:style-name="P12">Quality</text:p>
              <text:list>
                <text:list-item>
                  <text:p text:style-name="P12">Compress the quality assurance (QA) process?</text:p>
                </text:list-item>
                <text:list-item>
                  <text:p text:style-name="P12">Reduce the level of the QA process for non-critical project components?</text:p>
                </text:list-item>
                <text:list-item>
                  <text:p text:style-name="P12">Modify the quality standards?</text:p>
                </text:list-item>
              </text:list>
            </text:list-item>
          </text:list>
        </text:list-item>
      </text:list>
      <text:p text:style-name="P13"/>
      <text:p text:style-name="P13">Conflict Management</text:p>
      <text:list xml:id="list3389547444" text:style-name="L15">
        <text:list-item>
          <text:p text:style-name="P14">Type or Sources of Conflict</text:p>
          <text:list>
            <text:list-item>
              <text:p text:style-name="P14">Some conflicts occur between individuals or are interpersonal</text:p>
            </text:list-item>
            <text:list-item>
              <text:p text:style-name="P14">Others occur within a group (intragroup) or between groups (intergroup)</text:p>
              <text:list>
                <text:list-item>
                  <text:p text:style-name="P14">relationship conflict</text:p>
                  <text:list>
                    <text:list-item>
                      <text:p text:style-name="P14">results from personal dislikes between team members and is difficult to resolve</text:p>
                    </text:list-item>
                    <text:list-item>
                      <text:p text:style-name="P14">may force the team leader to reassign team members so that conflicting individuals do not have to work together.</text:p>
                    </text:list-item>
                  </text:list>
                </text:list-item>
                <text:list-item>
                  <text:p text:style-name="P14">task conflict</text:p>
                  <text:list>
                    <text:list-item>
                      <text:p text:style-name="P14">arises when team members do not agree about the group's tasks</text:p>
                    </text:list-item>
                    <text:list-item>
                      <text:p text:style-name="P14">by talking through these conflicts, the team will have an opportunity to analyze the importance of each step and possibly to improve performance.</text:p>
                    </text:list-item>
                  </text:list>
                </text:list-item>
                <text:list-item>
                  <text:p text:style-name="P14">process conflict</text:p>
                  <text:list>
                    <text:list-item>
                      <text:p text:style-name="P14">results from different opinions about how the team's work should be performed</text:p>
                    </text:list-item>
                    <text:list-item>
                      <text:p text:style-name="P14">resolved though team discussions and an assessment of each member's role and responsibility</text:p>
                    </text:list-item>
                  </text:list>
                </text:list-item>
              </text:list>
            </text:list-item>
          </text:list>
        </text:list-item>
        <text:list-item>
          <text:p text:style-name="P14">Conditions That Create Conflict</text:p>
          <text:list>
            <text:list-item>
              <text:p text:style-name="P14">Structural Conditions That Cause Conflict</text:p>
              <text:list>
                <text:list-item>
                  <text:p text:style-name="P14">Role ambiguities</text:p>
                  <text:list>
                    <text:list-item>
                      <text:p text:style-name="P14">When roles and responsibilities are not clearly defined, team members risk encroaching on the work of other members</text:p>
                    </text:list-item>
                  </text:list>
                </text:list-item>
                <text:list-item>
                  <text:p text:style-name="P14">Scarce resources</text:p>
                  <text:list>
                    <text:list-item>
                      <text:p text:style-name="P14">When resources are tight, managers may find themselves competing with other managers for the same resources</text:p>
                    </text:list-item>
                  </text:list>
                </text:list-item>
                <text:list-item>
                  <text:p text:style-name="P14">Task interdependencies</text:p>
                  <text:list>
                    <text:list-item>
                      <text:p text:style-name="P14">When an individual's or a unit's work depends on the completion of other work</text:p>
                    </text:list-item>
                  </text:list>
                </text:list-item>
                <text:list-item>
                  <text:p text:style-name="P14">Competing goals</text:p>
                  <text:list>
                    <text:list-item>
                      <text:p text:style-name="P14">Business units with competing goals can complicate each other's work</text:p>
                    </text:list-item>
                  </text:list>
                </text:list-item>
                <text:list-item>
                  <text:p text:style-name="P14">Incompatible evaluation or reward system</text:p>
                  <text:list>
                    <text:list-item>
                      <text:p text:style-name="P14">can aggravate competing goals by rewarding departments whose goals are counterproductive for other departments</text:p>
                    </text:list-item>
                  </text:list>
                </text:list-item>
              </text:list>
            </text:list-item>
          </text:list>
        </text:list-item>
        <text:list-item>
          <text:p text:style-name="P14">Steps to Manage Conflict</text:p>
          <text:list>
            <text:list-item>
              <text:p text:style-name="P14">Be sure that they separate the problem from the personalities involved</text:p>
            </text:list-item>
            <text:list-item>
              <text:p text:style-name="P14">Be careful to limit the participants' use of labels or names for other parties</text:p>
            </text:list-item>
            <text:list-item>
              <text:p text:style-name="P14">Prohibit participants from presenting assumptions about the other party's motivation</text:p>
            </text:list-item>
          </text:list>
        </text:list-item>
        <text:list-item>
          <text:p text:style-name="P14"><text:soft-page-break/>Healthy Conflict Resolution</text:p>
          <text:list>
            <text:list-item>
              <text:p text:style-name="P14">Withdraw/Avoid</text:p>
              <text:list>
                <text:list-item>
                  <text:p text:style-name="P14">anticipating and avoiding potential conflicts, or postponing resolutions to a later date</text:p>
                </text:list-item>
              </text:list>
            </text:list-item>
            <text:list-item>
              <text:p text:style-name="P14">Smooth/Accommodate</text:p>
              <text:list>
                <text:list-item>
                  <text:p text:style-name="P14">finding areas of agreement or conceding one's position</text:p>
                </text:list-item>
              </text:list>
            </text:list-item>
            <text:list-item>
              <text:p text:style-name="P14">Compromise/Reconcile</text:p>
              <text:list>
                <text:list-item>
                  <text:p text:style-name="P14">finding a solution that offers some benefit for all involved</text:p>
                </text:list-item>
              </text:list>
            </text:list-item>
            <text:list-item>
              <text:p text:style-name="P14">Force/Direct</text:p>
              <text:list>
                <text:list-item>
                  <text:p text:style-name="P14">forcing one's viewpoint regardless of the opinions of others</text:p>
                </text:list-item>
              </text:list>
            </text:list-item>
            <text:list-item>
              <text:p text:style-name="P14">Collaborate/Problem Solve</text:p>
              <text:list>
                <text:list-item>
                  <text:p text:style-name="P14">meeting the conflict with open dialogue so that the alternatives can be examined</text:p>
                </text:list-item>
              </text:list>
            </text:list-item>
          </text:list>
        </text:list-item>
        <text:list-item>
          <text:p text:style-name="P14">Learning from Conflict</text:p>
          <text:list>
            <text:list-item>
              <text:p text:style-name="P14">use conflict to uncover issues that impede progress and to clarify issues that prevent success</text:p>
            </text:list-item>
            <text:list-item>
              <text:p text:style-name="P14">adversity that high-performing teams overcome actually strengthens the team and teaches them new skills</text:p>
            </text:list-item>
          </text:list>
        </text:list-item>
      </text:list>
      <text:p text:style-name="P13"/>
      <text:p text:style-name="P13">Team Development and Assessment</text:p>
      <text:list xml:id="list874075622" text:style-name="L16">
        <text:list-item>
          <text:p text:style-name="P15">project leaders should also be charged with improving individual competencies, team member interaction, and the team's working environment</text:p>
        </text:list-item>
        <text:list-item>
          <text:p text:style-name="P15">development starts during the early phases of a project, but must extend across the project's entire life cycle</text:p>
        </text:list-item>
        <text:list-item>
          <text:p text:style-name="P15">development should center on the culture of the project</text:p>
        </text:list-item>
        <text:list-item>
          <text:p text:style-name="P15">project leader should seek to build trust and consistency, while balancing workloads, matching strengths against weaknesses, and encouraging the exchange of information</text:p>
        </text:list-item>
        <text:list-item>
          <text:p text:style-name="P15">may also involve the training or coaching of individual team members</text:p>
          <text:list>
            <text:list-item>
              <text:p text:style-name="P15">can occur whenever and wherever needed so practitioners should stay alert for favorable occasions</text:p>
            </text:list-item>
          </text:list>
        </text:list-item>
        <text:list-item>
          <text:p text:style-name="P15">Skills Assessment</text:p>
          <text:list>
            <text:list-item>
              <text:p text:style-name="P15">practitioners must assess each individual's existing skills and then develop strategies to fill any gaps that may be found</text:p>
            </text:list-item>
            <text:list-item>
              <text:p text:style-name="P15">criteria may include competence in the technical-, schedule-, and budgetary-based aspects of project objectives, as well as continuing education accomplishments and improvement activities</text:p>
            </text:list-item>
            <text:list-item>
              <text:p text:style-name="P15">assessments can then be compared to team member performance reports to see if any training that has been implemented has actually resulted in increased performance</text:p>
            </text:list-item>
            <text:list-item>
              <text:p text:style-name="P15">team member performance reports</text:p>
              <text:list>
                <text:list-item>
                  <text:p text:style-name="P15">personnel-specific records that document information related to an individual's performance as measured against relevant assessment criteria</text:p>
                </text:list-item>
                <text:list-item>
                  <text:p text:style-name="P15">created at regularly scheduled intervals throughout the project and are generally discussed with individual team members in one-on-one meetings</text:p>
                </text:list-item>
              </text:list>
            </text:list-item>
          </text:list>
        </text:list-item>
      </text:list>
      <text:p text:style-name="P16"/>
      <text:p text:style-name="P16">People Management Skills and Conflict Resolution</text:p>
      <text:list xml:id="list559956820" text:style-name="L17">
        <text:list-item>
          <text:p text:style-name="P17">Good people management: Eight techniques</text:p>
          <text:list>
            <text:list-item>
              <text:p text:style-name="P17">Fault tolerance</text:p>
              <text:list>
                <text:list-item>
                  <text:p text:style-name="P17">People need freedom to make decisions, something only possible in an environment without unreasonable penalties for mistakes.</text:p>
                </text:list-item>
              </text:list>
            </text:list-item>
            <text:list-item>
              <text:p text:style-name="P17">Building trust</text:p>
              <text:list>
                <text:list-item>
                  <text:p text:style-name="P17">The trust of people for their managers tends to correlate with the management qualities of the manager</text:p>
                </text:list-item>
                <text:list-item>
                  <text:p text:style-name="P17"><text:soft-page-break/>people show some trust for managers who are predictable, even more for those who are additionally reliable, and the most for those who add to this mix mutuality, or a sense of "one for all and all for one."</text:p>
                </text:list-item>
              </text:list>
            </text:list-item>
            <text:list-item>
              <text:p text:style-name="P17">Establishing <text:span text:style-name="T7">vision</text:span></text:p>
              <text:list>
                <text:list-item>
                  <text:p text:style-name="P17">People need an inspiring objective that was formed with their input and buy-in.</text:p>
                </text:list-item>
              </text:list>
            </text:list-item>
            <text:list-item>
              <text:p text:style-name="P17">Setting goals</text:p>
              <text:list>
                <text:list-item>
                  <text:p text:style-name="P17">Leaders should form achievable, time-constrained goals that are aligned with larger objectives, and they should encourage this behavior in others.</text:p>
                </text:list-item>
              </text:list>
            </text:list-item>
            <text:list-item>
              <text:p text:style-name="P17">Measurement and reward</text:p>
              <text:list>
                <text:list-item>
                  <text:p text:style-name="P17">People need to understand the benefits that are related to their work. The benefits are linked to organizational drivers, finances, and work efficiency.</text:p>
                </text:list-item>
              </text:list>
            </text:list-item>
            <text:list-item>
              <text:p text:style-name="P17">Motivation</text:p>
              <text:list>
                <text:list-item>
                  <text:p text:style-name="P17">project leader should create a setting in which workers can be motivated to do their best</text:p>
                </text:list-item>
              </text:list>
            </text:list-item>
            <text:list-item>
              <text:p text:style-name="P17">Empowering <text:span text:style-name="T7">others</text:span></text:p>
              <text:list>
                <text:list-item>
                  <text:p text:style-name="P17">Good managers assist people in learning to cope with stress, give and receive criticism, and listen effectively</text:p>
                </text:list-item>
              </text:list>
            </text:list-item>
            <text:list-item>
              <text:p text:style-name="P17">Managing <text:span text:style-name="T7">c</text:span>hange</text:p>
              <text:list>
                <text:list-item>
                  <text:p text:style-name="P17"><text:span text:style-name="T7">Change </text:span>is best received in an environment that manages risk well and in which people feel saf<text:span text:style-name="T7">e</text:span></text:p>
                </text:list-item>
              </text:list>
            </text:list-item>
          </text:list>
        </text:list-item>
        <text:list-item>
          <text:p text:style-name="P17">Motivation</text:p>
          <text:list>
            <text:list-item>
              <text:p text:style-name="P17">Teams are motivated by managers who lead through:</text:p>
              <text:list>
                <text:list-item>
                  <text:p text:style-name="P17">doing what they say they're going to do</text:p>
                </text:list-item>
                <text:list-item>
                  <text:p text:style-name="P17">acting honestly</text:p>
                </text:list-item>
                <text:list-item>
                  <text:p text:style-name="P17">being approachable</text:p>
                </text:list-item>
                <text:list-item>
                  <text:p text:style-name="P17">communicating and listening well</text:p>
                </text:list-item>
                <text:list-item>
                  <text:p text:style-name="P17">encouraging communication</text:p>
                </text:list-item>
                <text:list-item>
                  <text:p text:style-name="P17">holding people accountable for their actions</text:p>
                </text:list-item>
                <text:list-item>
                  <text:p text:style-name="P17">knowing and communicating well the goals of the project and team members' roles</text:p>
                </text:list-item>
              </text:list>
            </text:list-item>
          </text:list>
        </text:list-item>
      </text:list>
      <text:p text:style-name="P16"/>
      <text:p text:style-name="P16">Stakeholder Management</text:p>
      <text:list xml:id="list661764008" text:style-name="L18">
        <text:list-item>
          <text:p text:style-name="P18">Identifying Stakeholders</text:p>
          <text:list>
            <text:list-item>
              <text:p text:style-name="P18"><text:span text:style-name="T7">f</text:span>ailure to identify key stakeholders can cause major problems for a project</text:p>
            </text:list-item>
            <text:list-item>
              <text:p text:style-name="P18"><text:span text:style-name="T7">s</text:span>takeholders may represent a positive or a negative influence on a project</text:p>
              <text:list>
                <text:list-item>
                  <text:p text:style-name="P18"><text:span text:style-name="T7">p</text:span>ositive stakeholders benefit from a successful outcome for the project and their interests are best served by helping the project to succeed</text:p>
                </text:list-item>
                <text:list-item>
                  <text:p text:style-name="P18">negative stakeholders are those who anticipate or hope for negative outcomes from the project</text:p>
                  <text:list>
                    <text:list-item>
                      <text:p text:style-name="P18"><text:span text:style-name="T7">t</text:span>hese people or groups may try to impede the project's progress</text:p>
                    </text:list-item>
                  </text:list>
                </text:list-item>
                <text:list-item>
                  <text:p text:style-name="P18"><text:span text:style-name="T7">w</text:span>hen practitioners overlook the potential for disruption from negative stakeholders, the overall success of the project will be at risk</text:p>
                </text:list-item>
              </text:list>
            </text:list-item>
            <text:list-item>
              <text:p text:style-name="P18"><text:span text:style-name="T7">p</text:span>ractitioners may need to review important project documents (like the project charter, power/attitude/interest grid, and salience models, among others) to help them identify all of the potential stakeholders</text:p>
            </text:list-item>
            <text:list-item>
              <text:p text:style-name="P18">can also check with colleagues, project teams from past projects, and other experts to help uncover unexpected or "hidden" stakeholders that may influence the project</text:p>
            </text:list-item>
            <text:list-item>
              <text:p text:style-name="P18"><text:span text:style-name="T7">a</text:span>ny new stakeholders or information that they uncover should be documented on the stakeholder list</text:p>
            </text:list-item>
          </text:list>
        </text:list-item>
        <text:list-item>
          <text:p text:style-name="P18">Managing Expectations</text:p>
          <text:list>
            <text:list-item>
              <text:p text:style-name="P18"><text:soft-page-break/>project teams have to devise appropriate management strategies for engaging each stakeholder for the life of the project, with the goal of ensuring project success</text:p>
            </text:list-item>
            <text:list-item>
              <text:p text:style-name="P18"><text:span text:style-name="T7">e</text:span>ach stakeholder must be managed differently</text:p>
            </text:list-item>
            <text:list-item>
              <text:p text:style-name="P19"><text:span text:style-name="T8">d</text:span>ifferent stakeholders may measure the success of a project by differing standards</text:p>
            </text:list-item>
            <text:list-item>
              <text:p text:style-name="P19">expectations management matrix</text:p>
              <text:list>
                <text:list-item>
                  <text:p text:style-name="P19">documents and prioritizes expectations</text:p>
                </text:list-item>
                <text:list-item>
                  <text:p text:style-name="P19">provides suggested guidelines to help project participants make necessary tradeoffs as the project progresses</text:p>
                </text:list-item>
                <text:list-item>
                  <text:p text:style-name="P20">columns</text:p>
                  <text:list>
                    <text:list-item>
                      <text:p text:style-name="P20">measure of success – such as scope, time, cost, and quality</text:p>
                    </text:list-item>
                    <text:list-item>
                      <text:p text:style-name="P20">priority</text:p>
                    </text:list-item>
                    <text:list-item>
                      <text:p text:style-name="P20">expectations</text:p>
                    </text:list-item>
                    <text:list-item>
                      <text:p text:style-name="P20">guidelines</text:p>
                    </text:list-item>
                  </text:list>
                </text:list-item>
              </text:list>
            </text:list-item>
          </text:list>
        </text:list-item>
        <text:list-item>
          <text:p text:style-name="P20">Engaging Stakeholders</text:p>
          <text:list>
            <text:list-item>
              <text:p text:style-name="P20">fewer surprises occur because expectations are managed</text:p>
            </text:list-item>
            <text:list-item>
              <text:p text:style-name="P20">resistance is minimized and support for project activities can increase significantly</text:p>
            </text:list-item>
          </text:list>
        </text:list-item>
        <text:list-item>
          <text:p text:style-name="P20">Engagement Levels</text:p>
          <text:list>
            <text:list-item>
              <text:p text:style-name="P20">practitioners must make every effort to understand their stakeholders' current and desired levels of engagement so appropriate management strategies can be created</text:p>
            </text:list-item>
            <text:list-item>
              <text:p text:style-name="P20">stakeholder engagement assessment matrix (five levels of engagement)</text:p>
              <text:list>
                <text:list-item>
                  <text:p text:style-name="P20"><text:span text:style-name="T9">unaware</text:span> of the project and its potential impacts</text:p>
                </text:list-item>
                <text:list-item>
                  <text:p text:style-name="P20"><text:span text:style-name="T9">resistant</text:span> to the project and the changes it will create</text:p>
                </text:list-item>
                <text:list-item>
                  <text:p text:style-name="P20"><text:span text:style-name="T9">neutral</text:span> (neither resistant nor enthusiastic) toward the project and its impacts</text:p>
                </text:list-item>
                <text:list-item>
                  <text:p text:style-name="P20"><text:span text:style-name="T9">supportive</text:span> of the project and its changes</text:p>
                  <text:list>
                    <text:list-item>
                      <text:p text:style-name="P20">project team should actively engage this group of stakeholders to assist in solving problems and altering the attitudes of neutral, resistant, or unaware stakeholders.</text:p>
                    </text:list-item>
                  </text:list>
                </text:list-item>
                <text:list-item>
                  <text:p text:style-name="P20"><text:span text:style-name="T9">leading</text:span> the project through active engagement and influence</text:p>
                  <text:list>
                    <text:list-item>
                      <text:p text:style-name="P20">this group can also be enlisted to modify the attitudes and actions of unwilling or disengaged stakeholders</text:p>
                    </text:list-item>
                  </text:list>
                </text:list-item>
              </text:list>
            </text:list-item>
          </text:list>
        </text:list-item>
      </text:list>
      <text:p text:style-name="P21"/>
      <text:p text:style-name="P21">Communication Skills</text:p>
      <text:list xml:id="list3750518246" text:style-name="L19">
        <text:list-item>
          <text:p text:style-name="P22">clear and consistent communication between stakeholders and project team members ensures that problems are addressed quickly and that project needs are understood by all involved</text:p>
        </text:list-item>
        <text:list-item>
          <text:p text:style-name="P22">open and honest communication enhances trust and respect among project participants and fosters a sense of inclusion in project progress</text:p>
        </text:list-item>
        <text:list-item>
          <text:p text:style-name="P22">Guidelines</text:p>
          <text:list>
            <text:list-item>
              <text:p text:style-name="P22">Specificity</text:p>
              <text:list>
                <text:list-item>
                  <text:p text:style-name="P22">when communicating with coworkers, focus on specifics rather than generalities</text:p>
                </text:list-item>
              </text:list>
            </text:list-item>
            <text:list-item>
              <text:p text:style-name="P22">Accuracy</text:p>
              <text:list>
                <text:list-item>
                  <text:p text:style-name="P22">provide information that you know to be true and reliable</text:p>
                </text:list-item>
              </text:list>
            </text:list-item>
            <text:list-item>
              <text:p text:style-name="P22">Relevance</text:p>
              <text:list>
                <text:list-item>
                  <text:p text:style-name="P22">stay focused and provide only the information needed by your colleagues to understand your point</text:p>
                </text:list-item>
              </text:list>
            </text:list-item>
            <text:list-item>
              <text:p text:style-name="P22">Completeness</text:p>
              <text:list>
                <text:list-item>
                  <text:p text:style-name="P22">provide all the necessary information to support your message</text:p>
                </text:list-item>
              </text:list>
            </text:list-item>
            <text:list-item>
              <text:p text:style-name="P22">Logic</text:p>
              <text:list>
                <text:list-item>
                  <text:p text:style-name="P22">e<text:span text:style-name="T11">nsure that messages are logical and easy to follow</text:span></text:p>
                </text:list-item>
              </text:list>
            </text:list-item>
            <text:list-item>
              <text:p text:style-name="P22">Tact</text:p>
              <text:list>
                <text:list-item>
                  <text:p text:style-name="P22">be aware of your audience's feelings</text:p>
                </text:list-item>
                <text:list-item>
                  <text:p text:style-name="P22"><text:soft-page-break/>specify why you agree or disagree with ideas, providing positive feedback where appropriate</text:p>
                </text:list-item>
              </text:list>
            </text:list-item>
            <text:list-item>
              <text:p text:style-name="P22">Awareness of your audience</text:p>
              <text:list>
                <text:list-item>
                  <text:p text:style-name="P22">use language that suits the level of background knowledge that your audience has, and employ simple words, sentences, and explanations wherever possible</text:p>
                </text:list-item>
                <text:list-item>
                  <text:p text:style-name="P22">if you have to use words that you think your audience might not understand, make sure to explain them</text:p>
                </text:list-item>
              </text:list>
            </text:list-item>
            <text:list-item>
              <text:p text:style-name="P22">Preparation</text:p>
              <text:list>
                <text:list-item>
                  <text:p text:style-name="P22">think carefully about what you want to say before you say it</text:p>
                </text:list-item>
                <text:list-item>
                  <text:p text:style-name="P22">consider each of the factors in this list before you speak so that you can identify those descriptive details that make sense to include (as well as those that don't)</text:p>
                </text:list-item>
              </text:list>
            </text:list-item>
            <text:list-item>
              <text:p text:style-name="P22">Feedback</text:p>
              <text:list>
                <text:list-item>
                  <text:p text:style-name="P22">ask teammates for feedback and comments on communication</text:p>
                </text:list-item>
              </text:list>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17:05:43.371079150</meta:creation-date>
    <dc:date>2021-08-27T18:58:39.213737903</dc:date>
    <meta:editing-duration>PT13H40M51S</meta:editing-duration>
    <meta:editing-cycles>9</meta:editing-cycles>
    <meta:generator>LibreOffice/6.4.7.2$Linux_X86_64 LibreOffice_project/40$Build-2</meta:generator>
    <meta:document-statistic meta:table-count="0" meta:image-count="0" meta:object-count="0" meta:page-count="9" meta:paragraph-count="309" meta:word-count="3279" meta:character-count="20357" meta:non-whitespace-character-count="17682"/>
  </office:meta>
</office:document-meta>
</file>